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yle">
      <style:graphic-properties draw:opacity="80%" draw:textarea-vertical-align="middle" draw:auto-grow-height="false" fo:min-height="8.99cm" fo:min-width="7.5cm"/>
      <style:paragraph-properties style:writing-mode="lr-tb"/>
    </style:style>
    <style:style style:name="gr2" style:family="graphic" style:parent-style-name="style">
      <style:graphic-properties draw:stroke-linejoin="none" svg:stroke-linecap="butt" draw:textarea-vertical-align="middle"/>
    </style:style>
    <style:style style:name="gr3" style:family="graphic" style:parent-style-name="style">
      <style:graphic-properties draw:textarea-vertical-align="middle"/>
    </style:style>
    <style:style style:name="gr4" style:family="graphic" style:parent-style-name="style">
      <style:graphic-properties fo:min-height="3.34cm"/>
      <style:paragraph-properties style:writing-mode="lr-tb"/>
    </style:style>
    <style:style style:name="gr5" style:family="graphic" style:parent-style-name="style">
      <style:graphic-properties fo:min-height="3cm"/>
      <style:paragraph-properties style:writing-mode="lr-tb"/>
    </style:style>
    <style:style style:name="gr6" style:family="graphic" style:parent-style-name="style">
      <style:graphic-properties draw:textarea-vertical-align="middle" draw:auto-grow-height="false" fo:min-width="1.75cm"/>
    </style:style>
    <style:style style:name="gr7" style:family="graphic" style:parent-style-name="style">
      <style:graphic-properties fo:min-height="1.344cm"/>
      <style:paragraph-properties style:writing-mode="lr-tb"/>
    </style:style>
    <style:style style:name="gr8" style:family="graphic" style:parent-style-name="style">
      <style:graphic-properties fo:min-height="1.423cm"/>
      <style:paragraph-properties style:writing-mode="lr-tb"/>
    </style:style>
    <style:style style:name="gr9" style:family="graphic" style:parent-style-name="style">
      <style:graphic-properties draw:stroke="solid" svg:stroke-width="0.018cm" draw:marker-start-width="0.227cm" draw:marker-end-width="0.227cm" draw:textarea-vertical-align="middle" draw:auto-grow-height="false" fo:min-height="0.888cm" fo:min-width="1.982cm" fo:padding-top="0.134cm" fo:padding-bottom="0.134cm" fo:padding-left="0.259cm" fo:padding-right="0.259cm"/>
    </style:style>
    <style:style style:name="gr10" style:family="graphic" style:parent-style-name="style">
      <style:graphic-properties draw:stroke="solid" svg:stroke-width="0.018cm" draw:marker-start-width="0.227cm" draw:marker-end-width="0.227cm" draw:textarea-vertical-align="middle" fo:padding-top="0.134cm" fo:padding-bottom="0.134cm" fo:padding-left="0.259cm" fo:padding-right="0.259cm"/>
    </style:style>
    <style:style style:name="gr11" style:family="graphic" style:parent-style-name="style">
      <style:graphic-properties draw:stroke="solid" svg:stroke-width="0.018cm" draw:marker-start-width="0.227cm" draw:marker-end-width="0.227cm" fo:min-height="0.412cm" fo:padding-top="0.134cm" fo:padding-bottom="0.134cm" fo:padding-left="0.259cm" fo:padding-right="0.259cm"/>
      <style:paragraph-properties style:writing-mode="lr-tb"/>
    </style:style>
    <style:style style:name="gr12" style:family="graphic" style:parent-style-name="style">
      <style:graphic-properties draw:stroke="solid" svg:stroke-width="0.018cm" draw:marker-start-width="0.227cm" draw:marker-end-width="0.227cm" fo:min-height="0.789cm" fo:padding-top="0.134cm" fo:padding-bottom="0.134cm" fo:padding-left="0.259cm" fo:padding-right="0.259cm"/>
      <style:paragraph-properties style:writing-mode="lr-tb"/>
    </style:style>
    <style:style style:name="gr13" style:family="graphic" style:parent-style-name="style">
      <style:graphic-properties draw:textarea-vertical-align="middle" draw:auto-grow-height="false" fo:min-height="2.75cm" fo:min-width="5.5cm"/>
      <style:paragraph-properties style:writing-mode="lr-tb"/>
    </style:style>
    <style:style style:name="gr14" style:family="graphic" style:parent-style-name="style">
      <style:graphic-properties draw:textarea-vertical-align="middle" draw:auto-grow-height="true" draw:auto-grow-width="false" fo:min-height="0.75cm" fo:min-width="2.432cm"/>
      <style:paragraph-properties style:writing-mode="lr-tb"/>
    </style:style>
    <style:style style:name="gr15" style:family="graphic" style:parent-style-name="style">
      <style:graphic-properties fo:min-height="1.069cm"/>
      <style:paragraph-properties style:writing-mode="lr-tb"/>
    </style:style>
    <style:style style:name="gr16" style:family="graphic" style:parent-style-name="style">
      <style:graphic-properties draw:stroke="solid"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17" style:family="graphic" style:parent-style-name="style">
      <style:graphic-properties draw:stroke="solid" svg:stroke-width="0.035cm" draw:marker-start-width="0.252cm" draw:marker-end="Arrowheads_20_7" draw:marker-end-width="0.252cm" draw:stroke-linejoin="round" draw:opacity="50%" draw:textarea-vertical-align="middle" fo:padding-top="0.142cm" fo:padding-bottom="0.142cm" fo:padding-left="0.267cm" fo:padding-right="0.267cm"/>
    </style:style>
    <style:style style:name="gr18" style:family="graphic" style:parent-style-name="style">
      <style:graphic-properties draw:textarea-vertical-align="middle" draw:auto-grow-height="false" fo:min-height="1.831cm" fo:min-width="3cm"/>
    </style:style>
    <style:style style:name="gr19" style:family="graphic" style:parent-style-name="style" style:list-style-name="L1">
      <style:graphic-properties draw:textarea-vertical-align="middle" fo:min-height="0.788cm"/>
      <style:paragraph-properties style:writing-mode="lr-tb"/>
    </style:style>
    <style:style style:name="gr20" style:family="graphic" style:parent-style-name="style">
      <style:graphic-properties draw:textarea-vertical-align="middle" draw:auto-grow-height="true" draw:auto-grow-width="false" fo:min-height="0.75cm" fo:min-width="2.394cm"/>
      <style:paragraph-properties style:writing-mode="lr-tb"/>
    </style:style>
    <style:style style:name="gr21" style:family="graphic" style:parent-style-name="style">
      <style:graphic-properties fo:min-height="1.183cm"/>
      <style:paragraph-properties style:writing-mode="lr-tb"/>
    </style:style>
    <style:style style:name="gr22" style:family="graphic" style:parent-style-name="objectwithoutfill">
      <style:graphic-properties draw:stroke="solid" svg:stroke-width="0.018cm" svg:stroke-color="#000000" draw:marker-start-width="0.227cm" draw:marker-end-width="0.227cm" draw:fill="solid" draw:fill-color="#ffff00" draw:textarea-vertical-align="middle" fo:min-height="1.152cm" fo:padding-top="0.134cm" fo:padding-bottom="0.134cm" fo:padding-left="0.259cm" fo:padding-right="0.259cm" draw:shadow="hidden"/>
      <style:paragraph-properties style:writing-mode="lr-tb"/>
    </style:style>
    <style:style style:name="gr23" style:family="graphic" style:parent-style-name="Filled">
      <style:graphic-properties svg:stroke-width="0.053cm" svg:stroke-color="#000000" draw:marker-start-width="0.279cm" draw:marker-end="Arrowheads_20_8" draw:marker-end-width="0.279cm" draw:textarea-vertical-align="middle" fo:padding-top="0.151cm" fo:padding-bottom="0.151cm" fo:padding-left="0.276cm" fo:padding-right="0.276cm" draw:shadow="visible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yle">
      <style:graphic-properties draw:stroke="dash" draw:stroke-dash="Long_20_Dash" svg:stroke-width="0.035cm" draw:marker-start-width="0.252cm" draw:marker-end="Arrowheads_20_7" draw:marker-end-width="0.252cm" svg:stroke-linecap="butt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fo:min-height="0.30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28" style:family="graphic" style:parent-style-name="standard">
      <style:graphic-properties draw:stroke="solid" svg:stroke-width="0.053cm" svg:stroke-color="#000000" draw:marker-start-width="0.28cm" draw:marker-end-width="0.28cm" draw:textarea-horizontal-align="justify" draw:textarea-vertical-align="middle" draw:auto-grow-height="false" fo:min-height="0.75cm" fo:min-width="3.75cm" fo:padding-top="0.152cm" fo:padding-bottom="0.152cm" fo:padding-left="0.277cm" fo:padding-right="0.277cm"/>
    </style:style>
    <style:style style:name="gr29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opacity="80%"/>
      <style:paragraph-properties fo:text-align="center" style:writing-mode="lr-tb"/>
    </style:style>
    <style:style style:name="P3" style:family="paragraph">
      <style:paragraph-properties style:writing-mode="lr-tb"/>
      <style:text-properties fo:font-size="11pt" style:font-size-asian="11pt" style:font-size-complex="11pt"/>
    </style:style>
    <style:style style:name="P4" style:family="paragraph">
      <style:paragraph-properties style:writing-mode="lr-tb"/>
      <style:text-properties fo:font-size="13pt" style:font-size-asian="13pt" style:font-size-complex="13p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fo:font-size="13pt" style:font-size-asian="13pt" style:font-size-complex="13pt"/>
    </style:style>
    <style:style style:name="P7" style:family="paragraph">
      <style:paragraph-properties style:writing-mode="lr-tb"/>
    </style:style>
    <style:style style:name="P8" style:family="paragraph">
      <style:paragraph-properties fo:text-align="center" style:writing-mode="lr-tb"/>
      <style:text-properties fo:font-size="15pt" style:font-size-asian="15pt" style:font-size-complex="15pt"/>
    </style:style>
    <style:style style:name="P9" style:family="paragraph">
      <style:paragraph-properties style:writing-mode="lr-tb"/>
      <style:text-properties fo:font-size="10pt" style:font-size-asian="10pt" style:font-size-complex="10pt"/>
    </style:style>
    <style:style style:name="P10" style:family="paragraph">
      <style:paragraph-properties fo:text-align="center" style:writing-mode="lr-tb"/>
      <style:text-properties fo:font-size="18pt" style:font-size-asian="18pt" style:font-size-complex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2" style:family="paragraph">
      <style:paragraph-properties style:writing-mode="lr-tb"/>
      <style:text-properties fo:font-size="8pt" style:font-size-asian="8pt" style:font-size-complex="8pt"/>
    </style:style>
    <style:style style:name="P13" style:family="paragraph">
      <loext:graphic-properties draw:opacity="50%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4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" style:font-size-asian="14pt" style:language-asian="zh" style:country-asian="CN" style:font-style-asian="normal" style:font-weight-asian="normal" style:font-name-complex="Droid Sans Devanagar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6" style:family="paragraph">
      <style:paragraph-properties fo:text-align="start" style:writing-mode="lr-tb"/>
    </style:style>
    <style:style style:name="P17" style:family="paragraph">
      <style:paragraph-properties style:writing-mode="lr-tb"/>
      <style:text-properties fo:font-size="9pt" style:font-size-asian="9pt" style:font-size-complex="9pt"/>
    </style:style>
    <style:style style:name="P18" style:family="paragraph">
      <loext:graphic-properties draw:fill="solid" draw:fill-color="#ffff00"/>
      <style:paragraph-properties fo:text-align="center" style:writing-mode="lr-tb"/>
      <style:text-properties fo:font-size="28pt" style:font-size-asian="28pt" style:font-size-complex="28pt"/>
    </style:style>
    <style:style style:name="P19" style:family="paragraph">
      <loext:graphic-properties draw:fill="none"/>
    </style:style>
    <style:style style:name="P2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23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" style:font-size-asian="9pt" style:language-asian="zh" style:country-asian="CN" style:font-style-asian="normal" style:font-weight-asian="normal" style:font-name-complex="Droid Sans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2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" style:font-size-asian="20pt" style:language-asian="zh" style:country-asian="CN" style:font-style-asian="normal" style:font-weight-asian="normal" style:font-name-complex="Droid Sans Devanagar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cm" svg:height="9.24cm" svg:x="7cm" svg:y="2.01cm">
          <text:p text:style-name="P1">Uni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layer="layout" svg:x1="7cm" svg:y1="3.41cm" svg:x2="15cm" svg:y2="3.41cm">
          <text:p/>
        </draw:line>
        <draw:line draw:style-name="gr3" draw:layer="layout" svg:x1="7cm" svg:y1="6.21cm" svg:x2="15cm" svg:y2="6.21cm">
          <text:p/>
        </draw:line>
        <draw:frame draw:style-name="gr4" draw:text-style-name="P3" draw:layer="layout" svg:width="8cm" svg:height="3.59cm" svg:x="7cm" svg:y="3.41cm">
          <draw:text-box>
            <text:p><text:span text:style-name="T1">#weight: int</text:span></text:p>
            <text:p><text:span text:style-name="T1">#speed: int</text:span></text:p>
            <text:p><text:span text:style-name="T1">#color: </text:span><text:span text:style-name="T1">_Color</text:span></text:p>
            <text:p><text:span text:style-name="T1">#energy: int</text:span></text:p>
            <text:p><text:span text:style-name="T1">#direction: </text:span><text:span text:style-name="T1">Direction</text:span></text:p>
            <text:p><text:span text:style-name="T1">#reduce_po</text:span><text:span text:style-name="T1">wer: int</text:span></text:p>
            <text:p><text:span text:style-name="T1">#position: </text:span><text:span text:style-name="T1">Cord</text:span></text:p>
            <text:p><text:span text:style-name="T1">#variability: </text:span><text:span text:style-name="T1">int</text:span></text:p>
            <text:p><text:span text:style-name="T1">#shape</text:span></text:p>
          </draw:text-box>
        </draw:frame>
        <draw:frame draw:style-name="gr5" draw:text-style-name="P4" draw:layer="layout" svg:width="8cm" svg:height="4.949cm" svg:x="7cm" svg:y="7cm">
          <draw:text-box>
            <text:p><text:span text:style-name="T2">+GetWig</text:span><text:span text:style-name="T2">ht(): int</text:span></text:p>
            <text:p><text:span text:style-name="T2">+SetEne</text:span><text:span text:style-name="T2">rgy()</text:span></text:p>
            <text:p><text:span text:style-name="T2">+GetEne</text:span><text:span text:style-name="T2">rgy(): int</text:span></text:p>
            <text:p><text:span text:style-name="T2">+SetRed</text:span><text:span text:style-name="T2">ucePow</text:span><text:span text:style-name="T2">er()</text:span></text:p>
            <text:p><text:span text:style-name="T2">+Step()</text:span></text:p>
            <text:p><text:span text:style-name="T2">+Update</text:span><text:span text:style-name="T2">Energy(d</text:span><text:span text:style-name="T2">elta: int)</text:span></text:p>
            <text:p><text:span text:style-name="T2">+SetPosi</text:span><text:span text:style-name="T2">tion(Cord</text:span><text:span text:style-name="T2">)</text:span></text:p>
            <text:p><text:span text:style-name="T2">+GetPosi</text:span><text:span text:style-name="T2">tion() : </text:span><text:span text:style-name="T2">Cord</text:span></text:p>
            <text:p><text:span text:style-name="T2">+Die()</text:span></text:p>
            <text:p><text:span text:style-name="T3"/></text:p>
          </draw:text-box>
        </draw:frame>
        <draw:custom-shape draw:style-name="gr6" draw:layer="layout" svg:width="2.25cm" svg:height="2.231cm" svg:x="1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1.75cm" svg:y1="2.744cm" svg:x2="4cm" svg:y2="2.744cm">
          <text:p/>
        </draw:line>
        <draw:frame draw:style-name="gr7" draw:text-style-name="P6" draw:layer="layout" svg:width="2.25cm" svg:height="1.594cm" svg:x="1.75cm" svg:y="2cm">
          <draw:text-box>
            <text:p text:style-name="P5"><text:span text:style-name="T4">_Color</text:span></text:p>
          </draw:text-box>
        </draw:frame>
        <draw:frame draw:style-name="gr8" draw:text-style-name="P7" draw:layer="layout" svg:width="2.25cm" svg:height="1.673cm" svg:x="1.75cm" svg:y="2.731cm">
          <draw:text-box>
            <text:p>R: int</text:p>
            <text:p>G: int</text:p>
            <text:p>B: int</text:p>
          </draw:text-box>
        </draw:frame>
        <draw:custom-shape draw:style-name="gr9" draw:layer="layout" svg:width="2.5cm" svg:height="1.156cm" svg:x="1.5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layer="layout" svg:x1="1.5cm" svg:y1="5.447cm" svg:x2="4cm" svg:y2="5.447cm">
          <text:p/>
        </draw:line>
        <draw:frame draw:style-name="gr11" draw:text-style-name="P8" draw:layer="layout" svg:width="2.5cm" svg:height="0.68cm" svg:x="1.5cm" svg:y="5cm">
          <draw:text-box>
            <text:p text:style-name="P5"><text:span text:style-name="T5">Direction</text:span></text:p>
          </draw:text-box>
        </draw:frame>
        <draw:frame draw:style-name="gr12" draw:text-style-name="P9" draw:layer="layout" svg:width="2.5cm" svg:height="1.057cm" svg:x="1.5cm" svg:y="5.519cm">
          <draw:text-box>
            <text:p><text:span text:style-name="T6">X: float</text:span></text:p>
            <text:p><text:span text:style-name="T6">Y: float</text:span></text:p>
          </draw:text-box>
        </draw:frame>
        <draw:custom-shape draw:style-name="gr13" draw:text-style-name="P7" draw:layer="layout" svg:width="6cm" svg:height="3cm" svg:x="12.5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12.5cm" svg:y1="15.75cm" svg:x2="18.5cm" svg:y2="15.75cm">
          <text:p/>
        </draw:line>
        <draw:frame draw:style-name="gr14" draw:text-style-name="P10" draw:layer="layout" svg:width="6cm" svg:height="1cm" svg:x="12.5cm" svg:y="14cm">
          <draw:text-box>
            <text:p text:style-name="P5"><text:span text:style-name="T7">Herbi</text:span><text:span text:style-name="T7">vor</text:span></text:p>
          </draw:text-box>
        </draw:frame>
        <draw:frame draw:style-name="gr15" draw:text-style-name="P12" draw:layer="layout" svg:width="6cm" svg:height="1.675cm" svg:x="12.5cm" svg:y="15.75cm">
          <draw:text-box>
            <text:p><text:span text:style-name="T1">+find_direction()</text:span></text:p>
            <text:p><text:span text:style-name="T1">+eat_near()</text:span></text:p>
            <text:p text:style-name="P11"><text:span text:style-name="T8">+</text:span><text:span text:style-name="T1">get_class_name(): string</text:span></text:p>
            <text:p text:style-name="P11"><text:span text:style-name="T1">+Born(): Herbivor*</text:span></text:p>
          </draw:text-box>
        </draw:frame>
        <draw:line draw:style-name="gr16" draw:layer="layout" svg:x1="15.5cm" svg:y1="13cm" svg:x2="15.5cm" svg:y2="14cm">
          <text:p/>
        </draw:line>
        <draw:line draw:style-name="gr17" draw:text-style-name="P13" draw:layer="layout" svg:x1="11cm" svg:y1="13cm" svg:x2="11cm" svg:y2="12cm">
          <text:p/>
        </draw:line>
        <draw:custom-shape draw:style-name="gr18" draw:layer="layout" svg:width="3.5cm" svg:height="2.081cm" svg:x="15.5cm" svg:y="20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7" draw:layer="layout" svg:width="3.5cm" svg:height="1.673cm" svg:x="15.5cm" svg:y="20.92cm">
          <draw:text-box>
            <text:p>+x: int</text:p>
            <text:p>+y:int</text:p>
            <text:p>+shape</text:p>
          </draw:text-box>
        </draw:frame>
        <draw:frame draw:style-name="gr19" draw:text-style-name="P15" draw:layer="layout" svg:width="3.5cm" svg:height="1.038cm" svg:x="15.5cm" svg:y="20cm">
          <draw:text-box>
            <text:p text:style-name="P14"><text:span text:style-name="T9">Food</text:span></text:p>
          </draw:text-box>
        </draw:frame>
        <draw:line draw:style-name="gr3" draw:layer="layout" svg:x1="15.5cm" svg:y1="20.937cm" svg:x2="19cm" svg:y2="20.937cm">
          <text:p/>
        </draw:line>
        <draw:custom-shape draw:style-name="gr13" draw:text-style-name="P16" draw:layer="layout" svg:width="6cm" svg:height="3cm" svg:x="3.5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3.5cm" svg:y1="15.75cm" svg:x2="9.5cm" svg:y2="15.75cm">
          <text:p/>
        </draw:line>
        <draw:frame draw:style-name="gr20" draw:text-style-name="P10" draw:layer="layout" svg:width="6cm" svg:height="1cm" svg:x="3.5cm" svg:y="14cm">
          <draw:text-box>
            <text:p text:style-name="P5"><text:span text:style-name="T7">Predator</text:span></text:p>
          </draw:text-box>
        </draw:frame>
        <draw:frame draw:style-name="gr21" draw:text-style-name="P17" draw:layer="layout" svg:width="6cm" svg:height="1.675cm" svg:x="3.5cm" svg:y="15.75cm">
          <draw:text-box>
            <text:p><text:span text:style-name="T1">+FindDirection()</text:span></text:p>
            <text:p><text:span text:style-name="T1">+EatNear(int)</text:span></text:p>
            <text:p><text:span text:style-name="T1">+GetClassName(): string</text:span></text:p>
            <text:p><text:span text:style-name="T1">+Born(): Predator*</text:span></text:p>
          </draw:text-box>
        </draw:frame>
        <draw:frame draw:style-name="gr22" draw:text-style-name="P18" draw:layer="layout" svg:width="8cm" svg:height="1.42cm" svg:x="7cm" svg:y="2cm">
          <draw:text-box>
            <text:p text:style-name="P5"><text:span text:style-name="T10">Unit</text:span></text:p>
          </draw:text-box>
        </draw:frame>
        <draw:line draw:style-name="gr23" draw:layer="layout" svg:x1="4cm" svg:y1="5.75cm" svg:x2="7cm" svg:y2="5.75cm">
          <text:p/>
        </draw:line>
        <draw:line draw:style-name="gr24" draw:text-style-name="P19" draw:layer="layout" svg:x1="4cm" svg:y1="3.25cm" svg:x2="7cm" svg:y2="4.5cm">
          <text:p/>
        </draw:line>
        <draw:line draw:style-name="gr23" draw:layer="layout" svg:x1="4cm" svg:y1="3.5cm" svg:x2="7cm" svg:y2="4.75cm">
          <text:p/>
        </draw:line>
        <draw:line draw:style-name="gr16" draw:layer="layout" svg:x1="6.5cm" svg:y1="13cm" svg:x2="6.5cm" svg:y2="14cm">
          <text:p/>
        </draw:line>
        <draw:line draw:style-name="gr16" draw:layer="layout" svg:x1="15.5cm" svg:y1="13cm" svg:x2="6.5cm" svg:y2="13cm">
          <text:p/>
        </draw:line>
        <draw:line draw:style-name="gr25" draw:layer="layout" svg:x1="15.75cm" svg:y1="17.5cm" svg:x2="17.25cm" svg:y2="20cm">
          <text:p/>
        </draw:line>
        <draw:frame draw:style-name="gr26" draw:text-style-name="P20" draw:layer="layout" svg:width="1.25cm" svg:height="0.806cm" svg:x="15.25cm" svg:y="18.5cm">
          <draw:text-box>
            <text:p><text:span text:style-name="T11">eat</text:span></text:p>
          </draw:text-box>
        </draw:frame>
        <draw:line draw:style-name="gr16" draw:layer="layout" svg:x1="15.5cm" svg:y1="13cm" svg:x2="15.5cm" svg:y2="14cm">
          <text:p/>
        </draw:line>
        <draw:custom-shape draw:style-name="gr9" draw:layer="layout" svg:width="2.5cm" svg:height="1.156cm" svg:x="17.75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layer="layout" svg:x1="17.75cm" svg:y1="8.947cm" svg:x2="20.25cm" svg:y2="8.947cm">
          <text:p/>
        </draw:line>
        <draw:frame draw:style-name="gr11" draw:text-style-name="P8" draw:layer="layout" svg:width="2.5cm" svg:height="0.68cm" svg:x="17.75cm" svg:y="8.5cm">
          <draw:text-box>
            <text:p text:style-name="P5"><text:span text:style-name="T5">Cord</text:span></text:p>
          </draw:text-box>
        </draw:frame>
        <draw:frame draw:style-name="gr12" draw:text-style-name="P9" draw:layer="layout" svg:width="2.5cm" svg:height="1.057cm" svg:x="17.75cm" svg:y="9.019cm">
          <draw:text-box>
            <text:p><text:span text:style-name="T6">X: int</text:span></text:p>
            <text:p><text:span text:style-name="T6">Y: int</text:span></text:p>
          </draw:text-box>
        </draw:frame>
        <draw:line draw:style-name="gr23" draw:layer="layout" svg:x1="19.5cm" svg:y1="10cm" svg:x2="18.5cm" svg:y2="20cm">
          <text:p/>
        </draw:line>
        <draw:line draw:style-name="gr23" draw:layer="layout" svg:x1="18.25cm" svg:y1="8.5cm" svg:x2="15cm" svg:y2="5cm">
          <text:p/>
        </draw:line>
        <draw:frame draw:style-name="gr27" draw:text-style-name="P21" draw:layer="layout" svg:width="5cm" svg:height="1cm" svg:x="-0.25cm" svg:y="0cm">
          <draw:text-box>
            <text:p text:style-name="P5"><text:span text:style-name="T11">Class </text:span><text:span text:style-name="T11">diagram</text:span><text:span text:style-name="T11">m</text:span></text:p>
          </draw:text-box>
        </draw:frame>
        <draw:custom-shape draw:style-name="gr28" draw:text-style-name="P5" draw:layer="layout" svg:width="4.25cm" svg:height="1cm" svg:x="0cm" svg:y="0cm">
          <text:p/>
          <draw:enhanced-geometry svg:viewBox="0 0 21600 21600" draw:type="rectangle" draw:enhanced-path="M 0 0 L 21600 0 21600 21600 0 21600 0 0 Z N"/>
        </draw:custom-shape>
        <draw:line draw:style-name="gr25" draw:layer="layout" svg:x1="9.5cm" svg:y1="15cm" svg:x2="12.5cm" svg:y2="15cm">
          <text:p/>
        </draw:line>
        <draw:frame draw:style-name="gr29" draw:text-style-name="P22" draw:layer="layout" svg:width="1.5cm" svg:height="0.725cm" svg:x="10.25cm" svg:y="14.275cm">
          <draw:text-box>
            <text:p text:style-name="P5"><text:span text:style-name="T2">eat</text:span></text:p>
          </draw:text-box>
        </draw:frame>
        <draw:frame draw:style-name="gr30" draw:text-style-name="P23" draw:layer="layout" svg:width="6cm" svg:height="0.75cm" svg:x="3.5cm" svg:y="15cm">
          <draw:text-box>
            <text:p>#classname: string</text:p>
          </draw:text-box>
        </draw:frame>
        <draw:frame draw:style-name="gr30" draw:text-style-name="P23" draw:layer="layout" svg:width="6cm" svg:height="0.75cm" svg:x="12.5cm" svg:y="15cm">
          <draw:text-box>
            <text:p>#classname: string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heads_20_5" draw:display-name="Arrowheads 5" svg:viewBox="0 0 20 20" svg:d="M0 20l10-20 10 20z"/>
    <draw:marker draw:name="Arrowheads_20_6" draw:display-name="Arrowheads 6" svg:viewBox="0 0 20 30" svg:d="M10 0l-10 30h20z"/>
    <draw:marker draw:name="Arrowheads_20_7" draw:display-name="Arrowheads 7" svg:viewBox="0 0 3000 3000" svg:d="M1500 0l1500 3000h-3000zM1500 447l-1176 2353h2353z"/>
    <draw:marker draw:name="Arrowheads_20_8" draw:display-name="Arrowheads 8" svg:viewBox="0 0 3000 6000" svg:d="M1500 0l1500 3000-1500 3000-1500-300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1.344cm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" style:font-family-asian="'Source Han Sans CN'" style:font-family-generic-asian="system" style:font-pitch-asian="variable" style:font-size-asian="12pt" style:language-asian="zh" style:country-asian="CN" style:font-style-asian="normal" style:font-weight-asian="normal" style:font-name-complex="Droid Sans Devanagari" style:font-family-complex="'Droid Sans Devanagari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 draw:shadow-color="#000000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fill="none"/>
    </style:style>
    <style:style style:name="Arrow_20_Line" style:display-name="Arrow Line" style:family="graphic" style:parent-style-name="Lines">
      <style:graphic-properties svg:stroke-color="#000000" draw:marker-start="Arrowheads_20_6" draw:marker-start-width="0.2cm" draw:marker-end="Arrowheads_20_5" draw:marker-end-width="0.2cm" draw:stroke-linejoin="none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yle" style:family="graphic" style:parent-style-name="objectwithoutfill">
      <style:graphic-properties draw:stroke="solid" draw:stroke-dash="Dash_20_Dot_20_4" draw:fill="solid" draw:fill-color="#ffff00"/>
      <style:paragraph-properties>
        <style:tab-stops/>
      </style:paragraph-properties>
      <style:text-properties fo:color="#000000" loext:opacity="100%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6T19:18:27.982776873</meta:creation-date>
    <dc:date>2022-04-07T19:46:59.417331954</dc:date>
    <meta:editing-duration>PT10H10M32S</meta:editing-duration>
    <meta:editing-cycles>15</meta:editing-cycles>
    <meta:generator>LibreOffice/7.3.0.3$Linux_X86_64 LibreOffice_project/30$Build-3</meta:generator>
    <meta:document-statistic meta:object-count="48"/>
  </office:meta>
</office:document-meta>
</file>